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Mangal" svg:font-family="Mangal" style:font-family-generic="roman" style:font-pitch="variable"/>
    <style:font-face style:name="Source Han Sans CN" svg:font-family="'Source Han Sans CN'" style:font-family-generic="system" style:font-pitch="variable"/>
    <style:font-face style:name="TimesNewRomanPS-BoldMT" svg:font-family="TimesNewRomanPS-BoldMT" style:font-family-generic="system"/>
  </office:font-face-decls>
  <office:automatic-styles>
    <style:style style:name="P1" style:family="paragraph" style:parent-style-name="Standard">
      <style:paragraph-properties fo:line-height="130%" fo:text-align="end" style:justify-single-word="false"/>
      <style:text-properties style:font-name="TimesNewRomanPS-BoldMT" fo:font-size="7pt" style:font-name-asian="TimesNewRomanPS-BoldMT" style:font-size-asian="7pt" style:font-name-complex="TimesNewRomanPS-BoldMT" style:font-size-complex="7pt"/>
    </style:style>
    <style:style style:name="P2" style:family="paragraph" style:parent-style-name="Sidfot">
      <style:paragraph-properties fo:margin-right="0.635cm" fo:text-align="end" style:justify-single-word="false" fo:text-indent="0.635cm" style:auto-text-indent="false"/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302cm"/>
          <style:tab-stop style:position="8.71cm"/>
          <style:tab-stop style:position="10.01cm"/>
        </style:tab-stops>
      </style:paragraph-properties>
      <style:text-properties fo:color="#000000" loext:opacity="100%" fo:language="sv" fo:country="SE" style:font-name-asian="TimesNewRomanPS-BoldMT" style:font-name-complex="TimesNewRomanPS-BoldMT"/>
    </style:style>
    <style:style style:name="P4" style:family="paragraph" style:parent-style-name="Standard">
      <style:paragraph-properties>
        <style:tab-stops>
          <style:tab-stop style:position="1.302cm"/>
          <style:tab-stop style:position="8.7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302cm"/>
          <style:tab-stop style:position="2.91cm"/>
          <style:tab-stop style:position="8.71cm"/>
          <style:tab-stop style:position="10.298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302cm"/>
          <style:tab-stop style:position="8.71cm"/>
          <style:tab-stop style:position="10.01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191cm"/>
          <style:tab-stop style:position="4.3cm"/>
          <style:tab-stop style:position="4.895cm"/>
          <style:tab-stop style:position="10.892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8.414cm"/>
          <style:tab-stop style:position="10.001cm"/>
          <style:tab-stop style:position="12.383cm"/>
        </style:tab-stops>
      </style:paragraph-properties>
    </style:style>
    <style:style style:name="P9" style:family="paragraph" style:parent-style-name="Standard">
      <style:paragraph-properties fo:margin-left="3.5cm" fo:text-indent="-3.5cm" style:auto-text-indent="false">
        <style:tab-stops>
          <style:tab-stop style:position="3.493cm"/>
          <style:tab-stop style:position="10.001cm"/>
          <style:tab-stop style:position="12.383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3.493cm"/>
          <style:tab-stop style:position="10.001cm"/>
          <style:tab-stop style:position="12.383cm"/>
        </style:tab-stops>
      </style:paragraph-properties>
    </style:style>
    <style:style style:name="P11" style:family="paragraph" style:parent-style-name="Standard">
      <style:paragraph-properties fo:margin-left="3.493cm" fo:text-indent="-3.493cm" style:auto-text-indent="false">
        <style:tab-stops>
          <style:tab-stop style:position="3.493cm"/>
          <style:tab-stop style:position="10.001cm"/>
          <style:tab-stop style:position="12.383cm"/>
        </style:tab-stops>
      </style:paragraph-properties>
    </style:style>
    <style:style style:name="P12" style:family="paragraph" style:parent-style-name="Bibliography_20_1">
      <style:paragraph-properties fo:margin-left="0.635cm" fo:line-height="100%" fo:text-indent="-0.635cm" style:auto-text-indent="false">
        <style:tab-stops/>
      </style:paragraph-properties>
    </style:style>
    <style:style style:name="P13" style:family="paragraph" style:parent-style-name="Bibliography_20_1">
      <style:paragraph-properties fo:line-height="100%"/>
    </style:style>
    <style:style style:name="P14" style:family="paragraph" style:parent-style-name="Bibliography_20_1">
      <style:paragraph-properties fo:margin-left="2.6cm" fo:line-height="100%" fo:text-indent="-2.6cm" style:auto-text-indent="false">
        <style:tab-stops>
          <style:tab-stop style:position="3.493cm"/>
        </style:tab-stops>
      </style:paragraph-properties>
    </style:style>
    <style:style style:name="P15" style:family="paragraph" style:parent-style-name="Bibliography_20_1">
      <style:paragraph-properties fo:margin-left="2.6cm" fo:margin-right="-3.2cm" fo:line-height="100%" fo:text-indent="-2.6cm" style:auto-text-indent="false">
        <style:tab-stops>
          <style:tab-stop style:position="3.493cm"/>
        </style:tab-stops>
      </style:paragraph-properties>
    </style:style>
    <style:style style:name="P16" style:family="paragraph" style:parent-style-name="Bibliography_20_1">
      <style:paragraph-properties fo:margin-left="3.493cm" fo:line-height="100%" fo:text-indent="-3.493cm" style:auto-text-indent="false">
        <style:tab-stops>
          <style:tab-stop style:position="3.493cm"/>
        </style:tab-stops>
      </style:paragraph-properties>
    </style:style>
    <style:style style:name="P17" style:family="paragraph" style:parent-style-name="Bibliography_20_1">
      <style:paragraph-properties fo:margin-left="0.7cm" fo:line-height="100%" fo:text-indent="-0.7cm" style:auto-text-indent="false">
        <style:tab-stops>
          <style:tab-stop style:position="3.493cm"/>
        </style:tab-stops>
      </style:paragraph-properties>
    </style:style>
    <style:style style:name="P18" style:family="paragraph" style:parent-style-name="Bibliography_20_1">
      <style:paragraph-properties fo:margin-left="0.635cm" fo:line-height="100%" fo:text-indent="-0.635cm" style:auto-text-indent="false">
        <style:tab-stops/>
      </style:paragraph-properties>
    </style:style>
    <style:style style:name="P19" style:family="paragraph" style:parent-style-name="Bibliography_20_1">
      <style:paragraph-properties fo:margin-left="0.635cm" fo:margin-top="0.199cm" fo:margin-bottom="0.101cm" style:contextual-spacing="false" fo:line-height="100%" fo:text-indent="-0.635cm" style:auto-text-indent="false">
        <style:tab-stops/>
      </style:paragraph-properties>
    </style:style>
    <style:style style:name="P20" style:family="paragraph" style:parent-style-name="Bibliography_20_1">
      <style:paragraph-properties fo:margin-top="0.3cm" fo:margin-bottom="0.101cm" style:contextual-spacing="false" fo:line-height="100%"/>
    </style:style>
    <style:style style:name="P21" style:family="paragraph" style:parent-style-name="Bibliography_20_1">
      <style:paragraph-properties fo:margin-left="2.6cm" fo:line-height="100%" fo:text-indent="-2.6cm" style:auto-text-indent="false">
        <style:tab-stops>
          <style:tab-stop style:position="3.493cm"/>
        </style:tab-stops>
      </style:paragraph-properties>
      <style:text-properties officeooo:paragraph-rsid="0012284d"/>
    </style:style>
    <style:style style:name="P22" style:family="paragraph" style:parent-style-name="Bibliography_20_1">
      <style:paragraph-properties fo:margin-left="2.6cm" fo:margin-top="0.3cm" fo:margin-bottom="0.101cm" style:contextual-spacing="false" fo:line-height="100%" fo:text-indent="-2.6cm" style:auto-text-indent="false">
        <style:tab-stops>
          <style:tab-stop style:position="3.493cm"/>
        </style:tab-stops>
      </style:paragraph-properties>
      <style:text-properties officeooo:paragraph-rsid="0012284d"/>
    </style:style>
    <style:style style:name="P23" style:family="paragraph" style:parent-style-name="Sidfot">
      <style:paragraph-properties fo:margin-right="0.635cm" fo:text-align="end" style:justify-single-word="false" fo:text-indent="0.635cm" style:auto-text-indent="false"/>
      <style:text-properties fo:font-size="10pt" style:font-size-asian="10pt" style:font-size-complex="10pt"/>
    </style:style>
    <style:style style:name="P24" style:family="paragraph" style:parent-style-name="Sidfot">
      <style:paragraph-properties fo:margin-right="0.635cm"/>
    </style:style>
    <style:style style:name="P25" style:family="paragraph" style:parent-style-name="Standard">
      <style:paragraph-properties fo:line-height="130%"/>
      <style:text-properties style:font-name="TimesNewRomanPS-BoldMT" fo:font-size="7pt" style:font-name-asian="TimesNewRomanPS-BoldMT" style:font-size-asian="7pt" style:font-name-complex="TimesNewRomanPS-BoldMT" style:font-size-complex="7pt"/>
    </style:style>
    <style:style style:name="P26" style:family="paragraph" style:parent-style-name="Standard" style:master-page-name="MPF0">
      <style:paragraph-properties fo:text-align="end" style:justify-single-word="false" style:page-number="auto" fo:break-before="page">
        <style:tab-stops>
          <style:tab-stop style:position="10.001cm"/>
          <style:tab-stop style:position="12.383cm"/>
        </style:tab-stops>
      </style:paragraph-properties>
      <style:text-properties fo:color="#000000" loext:opacity="100%" fo:font-size="18pt" fo:language="sv" fo:country="SE" style:font-name-asian="TimesNewRomanPS-BoldMT" style:font-size-asian="18pt" style:font-name-complex="TimesNewRomanPS-BoldMT" style:font-size-complex="18pt"/>
    </style:style>
    <style:style style:name="P27" style:family="paragraph" style:parent-style-name="Standard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>
        <style:tab-stops>
          <style:tab-stop style:position="5.752cm"/>
        </style:tab-stops>
      </style:paragraph-properties>
      <style:text-properties officeooo:paragraph-rsid="0012284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.3cm" fo:margin-bottom="0.101cm" style:contextual-spacing="false">
        <style:tab-stops>
          <style:tab-stop style:position="8.414cm"/>
          <style:tab-stop style:position="10.001cm"/>
          <style:tab-stop style:position="12.383cm"/>
        </style:tab-stops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9" style:family="paragraph" style:parent-style-name="Standard">
      <style:paragraph-properties fo:margin-top="0.3cm" fo:margin-bottom="0.101cm" style:contextual-spacing="false" fo:text-align="justify" style:justify-single-word="false">
        <style:tab-stops>
          <style:tab-stop style:position="3.493cm"/>
          <style:tab-stop style:position="10.001cm"/>
          <style:tab-stop style:position="12.383cm"/>
        </style:tab-stops>
      </style:paragraph-properties>
    </style:style>
    <style:style style:name="P30" style:family="paragraph" style:parent-style-name="Standard">
      <style:paragraph-properties fo:margin-left="3.493cm" fo:text-indent="-3.493cm" style:auto-text-indent="false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officeooo:paragraph-rsid="0012284d"/>
    </style:style>
    <style:style style:name="P31" style:family="paragraph" style:parent-style-name="Standard">
      <style:paragraph-properties fo:margin-left="3.493cm" fo:margin-top="0.3cm" fo:margin-bottom="0.101cm" style:contextual-spacing="false" fo:text-indent="-3.493cm" style:auto-text-indent="false">
        <style:tab-stops>
          <style:tab-stop style:position="3.493cm"/>
          <style:tab-stop style:position="10.001cm"/>
          <style:tab-stop style:position="12.383cm"/>
        </style:tab-stops>
      </style:paragraph-properties>
      <style:text-properties officeooo:paragraph-rsid="0012284d"/>
    </style:style>
    <style:style style:name="T1" style:family="text">
      <style:text-properties fo:color="#000000" loext:opacity="100%" fo:language="sv" fo:country="SE" style:text-underline-style="solid" style:text-underline-width="auto" style:text-underline-color="font-color" style:text-underline-mode="continuous" style:text-overline-mode="continuous" style:text-line-through-mode="continuous" style:font-name-asian="TimesNewRomanPS-BoldMT" style:font-name-complex="TimesNewRomanPS-BoldMT"/>
    </style:style>
    <style:style style:name="T2" style:family="text">
      <style:text-properties fo:color="#000000" loext:opacity="100%" fo:language="sv" fo:country="SE" style:font-name-asian="TimesNewRomanPS-BoldMT" style:font-name-complex="TimesNewRomanPS-BoldMT"/>
    </style:style>
    <style:style style:name="T3" style:family="text"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 style:font-name-asian="TimesNewRomanPS-BoldMT" style:font-name-complex="TimesNewRomanPS-BoldMT"/>
    </style:style>
    <style:style style:name="T4" style:family="text">
      <style:text-properties fo:color="#000000" loext:opacity="100%" style:font-name-asian="TimesNewRomanPS-BoldMT" style:font-name-complex="TimesNewRomanPS-BoldMT"/>
    </style:style>
    <style:style style:name="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6" style:family="text">
      <style:text-properties fo:letter-spacing="-0.004cm"/>
    </style:style>
    <style:style style:name="T7" style:family="text">
      <style:text-properties fo:letter-spacing="-0.004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fo:background-color="#ffffff" loext:char-shading-value="0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2284d" fo:background-color="#ffffff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#ffffff" loext:char-shading-value="0" style:font-weight-asian="bold" style:font-weight-complex="bold"/>
    </style:style>
    <style:style style:name="T14" style:family="text">
      <style:text-properties style:font-name-complex="Lohit Devanagari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2284d"/>
    </style:style>
    <style:style style:name="T17" style:family="text">
      <style:text-properties fo:color="#000000" loext:opacity="100%" fo:language="en" fo:country="US" fo:font-style="normal" style:text-underline-style="none" fo:font-weight="normal" fo:background-color="#ffffff" loext:char-shading-value="0" style:font-name-asian="DejaVu Sans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color="#000000" loext:opacity="100%" fo:language="en" fo:country="US" fo:font-style="normal" style:text-underline-style="none" fo:font-weight="normal" fo:background-color="#ffffff" loext:char-shading-value="0" style:font-name-asian="F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000000" loext:opacity="100%" fo:language="en" fo:country="US" fo:font-style="normal" style:text-underline-style="none" fo:font-weight="bold" fo:background-color="#ffffff" loext:char-shading-value="0" style:font-name-asian="DejaVu Sans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color="#000000" loext:opacity="100%" fo:language="en" fo:country="US" fo:font-style="italic" style:text-underline-style="none" fo:font-weight="normal" fo:background-color="#ffffff" loext:char-shading-value="0" style:font-name-asian="DejaVu Sans" style:font-style-asian="italic" style:font-weight-asian="normal" style:font-style-complex="italic" style:font-weight-complex="normal">
        <loext:char-complex-color loext:theme-type="dark1" loext:color-type="theme"/>
      </style:text-properties>
    </style:style>
    <style:style style:name="fr1" style:family="graphic" style:parent-style-name="a0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V – Robert David Borges</text:p>
      <text:p text:style-name="P4"><text:span text:style-name="Standardstycketeckensnitt"><text:span text:style-name="T1">DOB:</text:span></text:span><text:span text:style-name="Standardstycketeckensnitt"><text:span text:style-name="T2"> 1983-10-16</text:span></text:span></text:p>
      <text:p text:style-name="P5"><text:span text:style-name="Standardstycketeckensnitt"><text:span text:style-name="T3">Tel.</text:span></text:span><text:span text:style-name="Standardstycketeckensnitt"><text:span text:style-name="T4"><text:tab/>073 370 13 59</text:span></text:span></text:p>
      <text:p text:style-name="P6"><text:span text:style-name="Standardstycketeckensnitt"><text:span text:style-name="T1">E</text:span></text:span><text:a xlink:type="simple" xlink:href="mailto:robert.d.borges@gmail.com" office:target-frame-name="_top" xlink:show="replace" text:style-name="Internet_20_link" text:visited-style-name="Visited_20_Internet_20_Link"><text:span text:style-name="Standardstycketeckensnitt">mail:</text:span><text:span text:style-name="Standardstycketeckensnitt"><text:span text:style-name="T2"><text:tab/></text:span></text:span></text:a><text:span text:style-name="Standardstycketeckensnitt"><text:span text:style-name="T2">robert.borges@statistik.uu.se<text:tab/></text:span></text:span></text:p>
      <text:p text:style-name="P3">Post: Torshavnsgatan 5, 752 63 Uppsala</text:p>
      <text:p text:style-name="P7"><text:span text:style-name="Standardstycketeckensnitt"><text:span text:style-name="T1">web:</text:span></text:span><text:span text:style-name="Standardstycketeckensnitt"><text:span text:style-name="T2"><text:tab/>robertborges.net<text:tab/>|<text:tab/>orcid.org/0000-0002-7647-4048<text:tab/>|<text:tab/>github.com/BobBorges</text:span></text:span></text:p>
      <text:p text:style-name="P28">Up-to-date CV</text:p>
      <text:p text:style-name="P8">CVs are living documents; get the most recent version of this one here:</text:p>
      <text:p text:style-name="P8"><text:a xlink:type="simple" xlink:href="https://raw.githubusercontent.com/BobBorges/CV/master/Borges_CV_most-recent.pdf" office:target-frame-name="_top" xlink:show="replace" text:style-name="Internet_20_link" text:visited-style-name="Visited_20_Internet_20_Link">htt<text:bookmark-start text:name="_Hlt156998647"/><text:bookmark-start text:name="_Hlt156998646"/>p<text:bookmark-end text:name="_Hlt156998647"/><text:bookmark-end text:name="_Hlt156998646"/>s://raw.githubusercontent.com/BobBorges/CV/master/Borges_CV_most-recent.pdf</text:a></text:p>
      <text:p text:style-name="P29"><text:span text:style-name="Standardstycketeckensnitt"><text:span text:style-name="T5">Employment History</text:span></text:span></text:p>
      <text:p text:style-name="P9">2024–Current<text:tab/>Research Engineer [100%] – Uppsala University, Department of Statistics (SE)</text:p>
      <text:p text:style-name="P9">2023-07 – 2023-12<text:tab/>Data Scientist [Research Assistant, 100%] – Uppsala University, Department of Statistics (SE)</text:p>
      <text:p text:style-name="P9">2021-04 – 2023-06<text:tab/>Research Project PI [100%] – Institute of Slavic Studies, Polish Academy of Sciences (PL)</text:p>
      <text:p text:style-name="P9">2023-01– 2023-06<text:tab/>Research Assistant [20%] – Department of Statistics, Uppsala Univ.</text:p>
      <text:p text:style-name="P9">2020 – 2021<text:tab/>Teaching Adjunct &amp; Project Assistant - Department of Linguistics and Philology. Uppsala University (SE)</text:p>
      <text:p text:style-name="P9">2020 – 2021<text:tab/>Research Associate – Department of English and American Studies, Friedrich-Schiller University (DE)</text:p>
      <text:p text:style-name="P9">2019 – 2020<text:tab/>Project Assistant (20%) – <text:span text:style-name="Standardstycketeckensnitt"><text:span text:style-name="T6">Department of Linguistics and Philology, Uppsala University (SE)</text:span></text:span></text:p>
      <text:p text:style-name="P10">2017 – 2019<text:tab/>Postdoctoral Researcher – The Hugo Valentin Centtre, Uppsala Univ.</text:p>
      <text:p text:style-name="P9">2016 – 2017<text:tab/>Assistant Professor [adiunkt naukowy] - Wydzał „Artes Liberales”, University of Warsaw (PL)</text:p>
      <text:p text:style-name="P9">2015<text:tab/>Temporary Lecturer – Department of Aesthetics and Communication, Aarhus University (DK)</text:p>
      <text:p text:style-name="P11">2015<text:tab/>Research Assistant – Max Planck Institute for the Science of Human History (DE)</text:p>
      <text:p text:style-name="P9">2014<text:tab/>Research Assistant – Department of Aesthetics and Communication, Aarhus University (DE)</text:p>
      <text:p text:style-name="P30">2009 – 2014<text:tab/>Promovendus (PhD Student) – Department of Linguistics, Radboud University Nijmegen (NL)</text:p>
      <text:p text:style-name="P31"><text:span text:style-name="T7">Publications</text:span></text:p>
      <text:p text:style-name="P12"><text:span text:style-name="T10">Research articles: </text:span><text:span text:style-name="T11">23</text:span><text:span text:style-name="T10">, Edited volumes: 2, Books:1.</text:span></text:p>
      <text:p text:style-name="P19"><text:span text:style-name="Standardstycketeckensnitt"><text:span text:style-name="T8">Selected Publications</text:span></text:span></text:p>
      <text:p text:style-name="P27"><text:span text:style-name="Standardstycketeckensnitt"><text:span text:style-name="T17">Yrjänäinen, </text:span></text:span><text:span text:style-name="Standardstycketeckensnitt"><text:span text:style-name="T18">Väinö,</text:span></text:span><text:span text:style-name="Standardstycketeckensnitt"><text:span text:style-name="T17"> Fredrik Mohammadi Norén, </text:span></text:span><text:span text:style-name="Standardstycketeckensnitt"><text:span text:style-name="T19">Robert Borges</text:span></text:span><text:span text:style-name="Standardstycketeckensnitt"><text:span text:style-name="T17">, Johan Jarlbrink, Lotta Åberg Brorsson, Anders Olsson, Pelle Snickars, Måns Magnusson.The Swedish Parliament Corpus 1867–2022”, </text:span></text:span><text:span text:style-name="Standardstycketeckensnitt"><text:span text:style-name="T20">Proceedings of the 2024 joint international conference on computational linguistics, language resources and evaluation (LREC-COLING 2024)</text:span></text:span><text:span text:style-name="Standardstycketeckensnitt"><text:span text:style-name="T17">. https://aclanthology.org/2024.lrec-main.1400.pdf</text:span></text:span></text:p>
      <text:p text:style-name="P12"><text:soft-page-break/><text:span text:style-name="Standardstycketeckensnitt"><text:span text:style-name="T13">Borges</text:span></text:span><text:span text:style-name="Standardstycketeckensnitt"><text:span text:style-name="T10">, Robert and Margot van den Berg (2023) Language variation in parliamentary speech in Suriname. In </text:span></text:span>Minna Korhonen, Haidee Kotze, Jukka Tyrkkö (eds) <text:span text:style-name="Standardstycketeckensnitt"><text:span text:style-name="T9">Exploring Language and Society with Big Data, </text:span></text:span>277–307<text:span text:style-name="Standardstycketeckensnitt"><text:span text:style-name="T9">.</text:span></text:span> Amsterdam: John Benjamins.</text:p>
      <text:p text:style-name="P12">Gast, Volker and Robert<text:span text:style-name="Standardstycketeckensnitt"><text:span text:style-name="T12"> Borges</text:span></text:span>. 2023. Nouns, Verbs and Other Parts of Speech in Translation and Interpreting: Evidence from English Speeches Made in the European Parliament and Their German Translations and Interpretations. <text:span text:style-name="Standardstycketeckensnitt"><text:span text:style-name="T9">Languages </text:span></text:span>8(1):39. https://doi.org/10.3390/languages8010039</text:p>
      <text:p text:style-name="P12"><text:span text:style-name="Standardstycketeckensnitt"><text:span text:style-name="T12">Borges</text:span></text:span>, Robert. 2022. Sourcing Data from Wikipedia for the Study of Language Contact: the csb wiki. Submitted to <text:span text:style-name="Standardstycketeckensnitt"><text:span text:style-name="T9">Academic Journal of Modern Philology</text:span></text:span> <text:span text:style-name="Standardstycketeckensnitt"><text:span text:style-name="T14">(18) 7–22</text:span></text:span>.</text:p>
      <text:p text:style-name="P20"><text:span text:style-name="T5">Teaching Experience</text:span></text:p>
      <text:p text:style-name="P13">Twelve courses as main teacher, at BA and Graduate levels, primarily in Linguistics (incl. Corpus linguistics, coding and technical literacy) and Research Methodology.</text:p>
      <text:p text:style-name="P20"><text:span text:style-name="T5">Research Grants</text:span></text:p>
      <text:p text:style-name="P14">Co-applicant<text:tab/><text:span text:style-name="Standardstycketeckensnitt"><text:span text:style-name="T9">What will we eat? Food as security politics in Sweden 1900-2025.</text:span></text:span></text:p>
      <text:p text:style-name="P14"><text:span text:style-name="Standardstycketeckensnitt"><text:span text:style-name="T9"><text:tab/></text:span></text:span>Research grant from the Swedish Research Council, nr. <text:span text:style-name="Strong_20_Emphasis"><text:span text:style-name="T15">2023-05783, 2023 in the amount of sek5,914,000</text:span></text:span></text:p>
      <text:p text:style-name="P14">Recipient<text:tab/><text:span text:style-name="Standardstycketeckensnitt"><text:span text:style-name="T9">New Speakers of Minority Languages: proficiency, variation, and change</text:span></text:span></text:p>
      <text:p text:style-name="P14"><text:span text:style-name="Standardstycketeckensnitt"><text:span text:style-name="T9"><text:tab/></text:span></text:span>Research grant from The Norwegian Financial Mechanism 2014–2021, administered by the Polish National Science Centre<text:span text:style-name="Standardstycketeckensnitt"><text:span text:style-name="T9"> </text:span></text:span>under the "POLS" funding instrument. Dec. nr. DEC-2020/37/K/HS2/02779, 2020 in the amount of €191,077 | PLN839,040.</text:p>
      <text:p text:style-name="P15"><text:tab/>Financing extended to PLN898,415 in 2023</text:p>
      <text:p text:style-name="P14">Recipient<text:tab/>Short research exchange for the purpose of collaborative research relating to endangered, minority language activism in Europe</text:p>
      <text:p text:style-name="P14"><text:tab/>Vitterhetsakademien (nomination)—Polish Academy of Science, Institute of Slavic Studies (destination), 2018 (ca. SEK15000)</text:p>
      <text:p text:style-name="P14">Co-applicant<text:tab/><text:span text:style-name="Standardstycketeckensnitt"><text:span text:style-name="T9">Language as a cure</text:span></text:span></text:p>
      <text:p text:style-name="P14"><text:span text:style-name="Standardstycketeckensnitt"><text:span text:style-name="T9"><text:tab/></text:span></text:span>Funded by Polish Science Foundation, TEAM competition 2016. Administered by Wydział „Artes Liberales” University of Warsaw (PLN 3,499,295)</text:p>
      <text:p text:style-name="P14">Co-applicant<text:tab/><text:span text:style-name="Standardstycketeckensnitt"><text:span text:style-name="T9">Collaborative Research, Community Engagement, and Innovative Educational Tools</text:span></text:span></text:p>
      <text:p text:style-name="P21"><text:tab/>Funded by EU Horizon 2020, RISE call 2017, <text:s/>Administered by Wydział „Artes Liberales” University of Warsaw (€1,579,500)</text:p>
      <text:p text:style-name="P22"><text:span text:style-name="T5">(Selected) Software (pre-)Releases</text:span></text:p>
      <text:p text:style-name="P16">MMEP — A Multi-modal Europarl Corpus</text:p>
      <text:p text:style-name="P17"><text:tab/>A multimodal corpus of European Parliamentary records that includes transcribed speeches, written verbatim reports, transcription of simultaneous interpretation into all EU languages, and a python module for curating and working with the data efficiently.</text:p>
      <text:p text:style-name="P17"><text:tab/>https://github.com/multimodal-europarl</text:p>
      <text:p text:style-name="P16">M<text:span text:style-name="Standardstycketeckensnitt"><text:span text:style-name="T14">OREDA</text:span></text:span>T — Modular Remote Data Collection Toolkit</text:p>
      <text:p text:style-name="P17"><text:tab/>A software suite for unsupervised, remote spoken-language data collection.</text:p>
      <text:p text:style-name="P17"><text:tab/>https://github.com/BobBorges/moredat</text:p>
      <text:p text:style-name="P17">ELAN-ASR — A <text:span text:style-name="Standardstycketeckensnitt"><text:span text:style-name="T14">command-line tool</text:span></text:span> to transcribe annotations in an Elan project (.eaf) using Google’s speech-to-text API. https://github.com/BobBorges/elan-as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Mangal" svg:font-family="Mangal" style:font-family-generic="roman" style:font-pitch="variable"/>
    <style:font-face style:name="Source Han Sans CN" svg:font-family="'Source Han Sans CN'" style:font-family-generic="system" style:font-pitch="variable"/>
    <style:font-face style:name="TimesNewRomanPS-BoldMT" svg:font-family="TimesNewRomanPS-BoldMT" style:font-family-generic="system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eskrivni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idfot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ibliography_20_1" style:display-name="Bibliography 1" style:family="paragraph" style:parent-style-name="Index" style:class="index">
      <style:paragraph-properties style:line-height-at-least="0.423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idhuvud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andardstycketeckensnit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idhuvud_20_Char" style:display-name="Sidhuvud Char" style:family="text" style:parent-style-name="Standardstycketeckensnitt">
      <style:text-properties style:font-name-complex="Mangal" style:font-family-complex="Mangal" style:font-family-generic-complex="roman" style:font-pitch-complex="variable" style:font-size-complex="10.5pt"/>
    </style:style>
    <style:style style:name="Sidnummer" style:family="text" style:parent-style-name="Standardstycketeckensnitt"/>
    <style:style style:name="a0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30%" fo:text-align="end" style:justify-single-word="false"/>
      <style:text-properties style:font-name="TimesNewRomanPS-BoldMT" fo:font-size="7pt" style:font-name-asian="TimesNewRomanPS-BoldMT" style:font-size-asian="7pt" style:font-name-complex="TimesNewRomanPS-BoldMT" style:font-size-complex="7pt"/>
    </style:style>
    <style:style style:name="MP2" style:family="paragraph" style:parent-style-name="Standard">
      <style:paragraph-properties fo:line-height="130%"/>
      <style:text-properties style:font-name="TimesNewRomanPS-BoldMT" fo:font-size="7pt" style:font-name-asian="TimesNewRomanPS-BoldMT" style:font-size-asian="7pt" style:font-name-complex="TimesNewRomanPS-BoldMT" style:font-size-complex="7pt"/>
    </style:style>
    <style:style style:name="MP3" style:family="paragraph" style:parent-style-name="Sidfot">
      <style:paragraph-properties fo:margin-right="0.635cm" fo:text-align="end" style:justify-single-word="false" fo:text-indent="0.635cm" style:auto-text-indent="false"/>
      <style:text-properties fo:font-size="10pt" style:font-size-asian="10pt" style:font-size-complex="10pt"/>
    </style:style>
    <style:style style:name="MP4" style:family="paragraph" style:parent-style-name="Sidfot">
      <style:paragraph-properties fo:margin-right="0.635cm"/>
    </style:style>
    <style:style style:name="Mfr1" style:family="graphic" style:parent-style-name="a0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508cm" fo:margin-left="0cm" fo:margin-right="0cm" fo:margin-bottom="0cm" style:dynamic-spacing="true"/>
      </style:header-style>
      <style:footer-style>
        <style:header-footer-properties fo:min-height="0.63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>Curriculum Vitae</text:p>
      </style:header>
      <style:header-left>
        <text:p text:style-name="MP2"/>
      </style:header-left>
      <style:header-first>
        <text:p text:style-name="MP2"/>
      </style:header-first>
      <style:footer>
        <text:p text:style-name="MP3"><draw:frame draw:style-name="Mfr1" draw:name="Frame1" text:anchor-type="paragraph" svg:y="0.002cm" draw:z-index="0"><draw:text-box fo:min-height="0.041cm" fo:min-width="0.041cm"><text:p text:style-name="Sidfot"><text:page-number text:select-page="current">3</text:page-number></text:p></draw:text-box></draw:frame></text:p>
      </style:footer>
      <style:footer-left>
        <text:p text:style-name="MP4"><draw:frame draw:style-name="Mfr1" draw:name="Frame2" text:anchor-type="paragraph" svg:y="0.002cm" draw:z-index="0"><draw:text-box fo:min-height="0.041cm" fo:min-width="0.041cm"><text:p text:style-name="Sidfot"><text:span text:style-name="Sidnummer"><text:page-number text:select-page="current">2</text:page-number></text:span></text:p></draw:text-box></draw:frame></text:p>
      </style:footer-left>
      <style:footer-first>
        <text:p text:style-name="MP3"><draw:frame draw:style-name="Mfr1" draw:name="Frame5" text:anchor-type="paragraph" svg:y="0.002cm" draw:z-index="1"><draw:text-box fo:min-height="0.041cm" fo:min-width="0.041cm"><text:p text:style-name="Sidfot"><text:page-number text:select-page="current">1</text:page-number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4-01-18T13:17:00Z</meta:creation-date>
    <dc:date>2025-01-28T11:51:03.451512974</dc:date>
    <meta:editing-cycles>4</meta:editing-cycles>
    <meta:editing-duration>PT2H43M46S</meta:editing-duration>
    <meta:document-statistic meta:table-count="0" meta:image-count="0" meta:object-count="0" meta:page-count="2" meta:paragraph-count="56" meta:word-count="615" meta:character-count="4860" meta:non-whitespace-character-count="4272"/>
    <meta:template xlink:type="simple" xlink:actuate="onRequest" xlink:title="" xlink:href="Normal.dotm"/>
  </office:meta>
</office:document-meta>
</file>